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justify"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justify" style:justify-single-word="false"/>
    </style:style>
    <style:style style:name="P4" style:family="paragraph" style:parent-style-name="Horizontal_20_Line">
      <style:paragraph-properties fo:text-align="justify" style:justify-single-word="false"/>
    </style:style>
    <style:style style:name="P5" style:family="paragraph" style:parent-style-name="Text_20_body">
      <style:paragraph-properties fo:text-align="justify" style:justify-single-word="false"/>
      <style:text-properties officeooo:paragraph-rsid="001f18ed"/>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2">
      <style:paragraph-properties fo:text-align="justify" style:justify-single-word="false"/>
    </style:style>
    <style:style style:name="P8" style:family="paragraph" style:parent-style-name="Text_20_body" style:list-style-name="L3">
      <style:paragraph-properties fo:text-align="justify" style:justify-single-word="false"/>
    </style:style>
    <style:style style:name="P9" style:family="paragraph" style:parent-style-name="Text_20_body" style:list-style-name="L4">
      <style:paragraph-properties fo:text-align="justify" style:justify-single-word="false"/>
    </style:style>
    <style:style style:name="P10" style:family="paragraph" style:parent-style-name="Standard">
      <style:paragraph-properties fo:text-align="justify" style:justify-single-word="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Section 1: Short Answer Questions</text:span></text:h>
      <text:p text:style-name="P2"><text:span text:style-name="Strong_20_Emphasis">1. Compare and contrast LangChain and AutoGen frameworks.</text:span><text:line-break/>LangChain is a framework designed for <text:span text:style-name="Strong_20_Emphasis">building applications that integrate LLMs with external data and services</text:span>. Its core functionalities include chaining prompts, managing conversation memory, connecting LLMs to APIs or databases, and orchestrating workflows for complex tasks. It excels in creating multi-step pipelines like question-answering systems or chatbots. Its limitations include complexity for large-scale deployments and dependency on preconfigured memory management.</text:p>
      <text:p text:style-name="P3">AutoGen, on the other hand, focuses on <text:span text:style-name="Strong_20_Emphasis">autonomous agent collaboration</text:span>, enabling multiple LLM agents to coordinate, plan, and execute tasks collectively. Core features include task decomposition, agent communication, and automated planning. It is ideal for simulating team-like intelligence in problem-solving scenarios. Key limitations involve high resource usage and potential unpredictability due to emergent behaviors.</text:p>
      <text:p text:style-name="P3">In summary, <text:span text:style-name="Strong_20_Emphasis">LangChain is best for structured, workflow-driven applications</text:span>, whereas <text:span text:style-name="Strong_20_Emphasis">AutoGen is suited for multi-agent coordination and complex task automation</text:span>, but both require careful design to avoid errors, inefficiencies, or hallucinations in outputs.</text:p>
      <text:p text:style-name="P4"/>
      <text:p text:style-name="P2"><text:span text:style-name="Strong_20_Emphasis">2. How AI Agents are transforming supply chain management</text:span><text:line-break/>AI Agents are revolutionizing supply chains by enabling <text:span text:style-name="Strong_20_Emphasis">autonomous monitoring, predictive analysis, and adaptive decision-making</text:span>. Examples include agents that monitor inventory levels in real time, automatically triggering restocking orders when thresholds are reached. Predictive maintenance agents analyze sensor data from machinery to forecast failures, reducing downtime and maintenance costs. AI agents also optimize logistics by dynamically routing shipments based on traffic, weather, and demand patterns, improving delivery times.</text:p>
      <text:p text:style-name="P3">The business impact is substantial: reduced operational costs, lower defect rates, faster fulfillment, and enhanced customer satisfaction. For instance, an AI-driven logistics agent can reduce transportation costs by 10–15% while improving on-time delivery. Similarly, predictive maintenance agents in manufacturing can lower machine downtime by 20–30%, increasing throughput. Overall, AI agents provide <text:span text:style-name="Strong_20_Emphasis">resilient, data-driven, and adaptive supply chains</text:span>, allowing organizations to respond rapidly to disruptions while maintaining efficiency and profitability.</text:p>
      <text:p text:style-name="P4"/>
      <text:p text:style-name="P5"><text:span text:style-name="Strong_20_Emphasis">3. Human-Agent Symbiosis</text:span></text:p>
      <text:p text:style-name="P5">Human-Agent Symbiosis refers to a <text:span text:style-name="Strong_20_Emphasis">collaborative model where humans and AI agents complement each other’s strengths</text:span>, creating higher productivity and better decision-making outcomes. Humans provide judgment, creativity, and ethical oversight, while AI agents handle repetitive, data-intensive, or high-speed computations. Unlike traditional automation, which fully replaces human tasks with rigid processes, symbiosis <text:span text:style-name="Strong_20_Emphasis">preserves human oversight and augments human capabilities</text:span>, allowing dynamic adaptation to complex situations.</text:p>
      <text:p text:style-name="P3">In practice, this might involve an AI agent drafting risk assessments, while a human reviews and adjusts recommendations. The significance for the future of work lies in <text:span text:style-name="Strong_20_Emphasis">enhancing efficiency </text:span><text:soft-page-break/><text:span text:style-name="Strong_20_Emphasis">without displacing human judgment</text:span>, promoting upskilling, and enabling more strategic roles. By fostering symbiotic interaction, organizations can leverage AI agents’ speed and accuracy while maintaining ethical and context-aware decision-making.</text:p>
      <text:p text:style-name="P4"/>
      <text:p text:style-name="P5"><text:span text:style-name="Strong_20_Emphasis">4. Ethical implications of autonomous AI Agents in financial decision-making</text:span></text:p>
      <text:p text:style-name="P5">Autonomous AI agents in finance, such as for credit approval or trading, introduce ethical risks including <text:span text:style-name="Strong_20_Emphasis">bias, lack of transparency, and potential financial harm</text:span>. Agents may inadvertently discriminate against certain demographics due to biased training data. They may also execute high-risk trades or lending decisions without adequate human oversight, creating systemic risk.</text:p>
      <text:p text:style-name="P3">Safeguards should include <text:span text:style-name="Strong_20_Emphasis">human-in-the-loop mechanisms for high-risk actions, rigorous bias audits, explainable AI methods, and regulatory compliance monitoring</text:span>. Transaction logs and accountability frameworks are essential to trace decisions, enabling remediation when errors occur. By combining ethical oversight with robust technical controls, financial institutions can leverage AI agent efficiency while minimizing harm to clients and markets.</text:p>
      <text:p text:style-name="P4"/>
      <text:p text:style-name="P5"><text:span text:style-name="Strong_20_Emphasis">5.Technical challenges of memory and state management in AI Agents</text:span></text:p>
      <text:p text:style-name="P5">Memory and state management allow AI agents to <text:span text:style-name="Strong_20_Emphasis">retain context, track previous actions, and maintain coherent interactions over time</text:span>. Challenges include scaling memory for long-running tasks, balancing privacy with retention, and avoiding drift where outdated or irrelevant information corrupts decisions.</text:p>
      <text:p text:style-name="P3">Effective memory management is critical in real-world applications such as customer support, industrial control, or multi-step workflows. Agents must decide what to remember, what to forget, and how to retrieve relevant context efficiently. Poor state management can lead to inconsistent behavior, repeated errors, or violations of safety protocols. Solutions include <text:span text:style-name="Strong_20_Emphasis">vector databases for embedding storage, session-based memory, and structured knowledge bases</text:span>, enabling agents to act intelligently while preserving reliability, compliance, and performance in dynamic environments.</text:p>
      <text:p text:style-name="P4"/>
      <text:h text:style-name="P1" text:outline-level="2"><text:span text:style-name="Strong_20_Emphasis">Section 2: Case Study Analysis – AutoParts Inc.</text:span></text:h>
      <text:p text:style-name="P3"><text:span text:style-name="Strong_20_Emphasis">AI Agent Implementation Strategy</text:span></text:p>
      <text:p text:style-name="P3">To address AutoParts Inc.’s challenges, a <text:span text:style-name="Strong_20_Emphasis">multi-agent ecosystem</text:span> can be deployed:</text:p>
      <text:list text:style-name="L1">
        <text:list-item>
          <text:p text:style-name="P6"><text:span text:style-name="Strong_20_Emphasis">Predictive Maintenance Agents</text:span></text:p>
          <text:list>
            <text:list-item>
              <text:p text:style-name="P6">Monitor machine sensors, vibration, temperature, and production logs.</text:p>
            </text:list-item>
            <text:list-item>
              <text:p text:style-name="P6">Predict failures, schedule maintenance, and optimize uptime.</text:p>
            </text:list-item>
            <text:list-item>
              <text:p text:style-name="P6">Expected impact: Reduce unplanned downtime by 20–30%, lowering production delays.</text:p>
            </text:list-item>
          </text:list>
        </text:list-item>
        <text:list-item>
          <text:p text:style-name="P6"><text:span text:style-name="Strong_20_Emphasis">Quality Control Agents</text:span></text:p>
          <text:list>
            <text:list-item>
              <text:p text:style-name="P6"><text:soft-page-break/>Use computer vision to inspect precision components in real time.</text:p>
            </text:list-item>
            <text:list-item>
              <text:p text:style-name="P6">Automatically flag defects exceeding tolerance thresholds.</text:p>
            </text:list-item>
            <text:list-item>
              <text:p text:style-name="P6">Expected impact: Reduce defect rate from 15% to below 5%, improving customer satisfaction.</text:p>
            </text:list-item>
          </text:list>
        </text:list-item>
        <text:list-item>
          <text:p text:style-name="P6"><text:span text:style-name="Strong_20_Emphasis">Production Planning &amp; Logistics Agents</text:span></text:p>
          <text:list>
            <text:list-item>
              <text:p text:style-name="P6">Dynamically schedule production batches based on demand forecasts and resource availability.</text:p>
            </text:list-item>
            <text:list-item>
              <text:p text:style-name="P6">Optimize material usage, labor allocation, and delivery schedules.</text:p>
            </text:list-item>
            <text:list-item>
              <text:p text:style-name="P6">Expected impact: Increase throughput, reduce labor costs, and accelerate fulfillment of custom orders.</text:p>
            </text:list-item>
          </text:list>
        </text:list-item>
      </text:list>
      <text:p text:style-name="P3"><text:span text:style-name="Strong_20_Emphasis">ROI and Implementation Timeline</text:span></text:p>
      <text:list text:style-name="L2">
        <text:list-item>
          <text:p text:style-name="P7"><text:span text:style-name="Strong_20_Emphasis">Phase 1 (0–3 months):</text:span> Pilot predictive maintenance on critical machines; estimated savings: $50k/month in reduced downtime.</text:p>
        </text:list-item>
        <text:list-item>
          <text:p text:style-name="P7"><text:span text:style-name="Strong_20_Emphasis">Phase 2 (3–6 months):</text:span> Deploy quality control agents on high-volume lines; savings: $30k/month from reduced defects.</text:p>
        </text:list-item>
        <text:list-item>
          <text:p text:style-name="P7"><text:span text:style-name="Strong_20_Emphasis">Phase 3 (6–12 months):</text:span> Full production planning and logistics automation; additional efficiency gains of 15–20% in throughput.</text:p>
        </text:list-item>
        <text:list-item>
          <text:p text:style-name="P7">Qualitative benefits include improved employee satisfaction (less manual inspection), better customer trust, and enhanced agility.</text:p>
        </text:list-item>
      </text:list>
      <text:p text:style-name="P3"><text:span text:style-name="Strong_20_Emphasis">Risks and Mitigation Strategies</text:span></text:p>
      <text:list text:style-name="L3">
        <text:list-item>
          <text:p text:style-name="P8"><text:span text:style-name="Strong_20_Emphasis">Technical:</text:span> Sensor failures or agent misclassification → redundant sensors, human review for high-risk decisions.</text:p>
        </text:list-item>
        <text:list-item>
          <text:p text:style-name="P8"><text:span text:style-name="Strong_20_Emphasis">Organizational:</text:span> Employee resistance → training programs, gradual integration, clear role redefinition.</text:p>
        </text:list-item>
        <text:list-item>
          <text:p text:style-name="P8"><text:span text:style-name="Strong_20_Emphasis">Ethical:</text:span> Data privacy, biased decision-making → enforce strict access controls, continuous bias audits, human-in-the-loop for critical approvals.</text:p>
        </text:list-item>
      </text:list>
      <text:p text:style-name="P3"><text:span text:style-name="Strong_20_Emphasis">Simulation</text:span><text:line-break/>Using <text:span text:style-name="Strong_20_Emphasis">n8n or make.com</text:span>, workflows can simulate agents:</text:p>
      <text:list text:style-name="L4">
        <text:list-item>
          <text:p text:style-name="P9">Predictive maintenance triggers alerts based on simulated sensor inputs.</text:p>
        </text:list-item>
        <text:list-item>
          <text:p text:style-name="P9">Quality control uses sample images with automated defect flags.</text:p>
        </text:list-item>
        <text:list-item>
          <text:p text:style-name="P9">Production planning adjusts batch scheduling based on demand data.</text:p>
        </text:list-item>
      </text:list>
      <text:p text:style-name="P4"/>
      <text:p text:style-name="P3">This plan provides a <text:span text:style-name="Strong_20_Emphasis">structured, actionable, and measurable AI agent strategy</text:span>, balancing automation benefits with safety, oversight, and ethical considerations.</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8T20:17:34.173674022</meta:creation-date>
    <dc:date>2025-11-28T20:21:23.571819919</dc:date>
    <meta:editing-duration>PT3M51S</meta:editing-duration>
    <meta:editing-cycles>1</meta:editing-cycles>
    <meta:document-statistic meta:table-count="0" meta:image-count="0" meta:object-count="0" meta:page-count="3" meta:paragraph-count="44" meta:word-count="992" meta:character-count="7536" meta:non-whitespace-character-count="6616"/>
    <meta:generator>LibreOffice/25.2.6.2$Linux_X86_64 LibreOffice_project/40d1a0e1d5bdf1afaeae24d9ece32bbb00fa66a4</meta:generator>
  </office:meta>
</office:document-meta>
</file>